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weight="bold" style:font-weight-asian="bold"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weight="bold" style:font-weight-asian="bold"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weight="bold" style:font-weight-asian="bold"/>
    </style:style>
    <style:style style:name="P28" style:parent-style-name="podpis" style:family="paragraph">
      <style:paragraph-properties fo:text-align="start"/>
    </style:style>
    <style:style style:name="P2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/2020<text:bookmark-end text:name="Text14"/></text:p>
            <text:p text:style-name="Normální">KVOP-3210/2020<text:bookmark-end text:name="Text2"/></text:p>
            <text:p text:style-name="Normální"><text:bookmark-start text:name="Text6"/>28. 01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H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/>
      <text:h text:style-name="P18" text:outline-level="1">Poskytnutí informací podle zákona č. 106/1999 Sb., o svobodném přístupu k informacím, ve znění pozdějších předpisů<text:s/></text:h>
      <text:h text:style-name="Nadpis1" text:outline-level="1"/>
      <text:p text:style-name="Základnítext">Vážená paní P.,</text:p>
      <text:p text:style-name="Základnítext">dne 21. ledna 2020 obdržela Kancelář veřejného ochránce práv Vaši žádost podle zákona č. 106/1999 Sb., kterou žádáte o poskytnutí následující informace:</text:p>
      <text:p text:style-name="Základnítext">„Na základě jakých právních předpisů a jakých oprávněných důvodů neinformovala veřejná ochránkyně práv jako povinný subjekt podle zákona o svobodném přístupu k informacím dotčené osoby, v předmětné věci žadatelku a jejího manžela, že obdržela žádost o poskytnutí informací podle zákona o svobodném přístupu k informacím ze dne 14. února 2019 ve věci zprávy o šetření ve věci vyřizování stížností státního zaměstnance ze dne 24. července 2018, sp. zn. 2392/2017/VOP/JF a nedala tak dotčeným osobám možnost se k poskytnutí požadovaných informací příslušnému žadateli předem vyjádřit?“</text:p>
      <text:p text:style-name="Základnítext">K Vaší žádosti poskytuji následující informace.<text:s/></text:p>
      <text:p text:style-name="Základnítext">V prvé řadě Vás informuji, že žádosti o poskytování informací nevyřizuje přímo veřejná ochránkyně práv, ale Kancelář veřejného ochránce práv. Tento postup plyne mimo jiné z judikatury<text:span text:style-name="Značkapozn.podčarou"><text:note text:note-class="footnote" text:id="_ftn0"><text:note-citation>1</text:note-citation><text:note-body><text:p text:style-name="Textpozn.podčarou"><text:s/>Rozsudek Nejvyššího správního soudu ze dne 19. 2. 2008, čj. 2 As 58/2007-52<text:span text:style-name="T19">:</text:span><text:s/>„<text:span text:style-name="T20">Veřejný ochránce práv jako specifický kontrolní státní orgán je povinným subjektem podle § 2 odst. 1 zákona č. 106/1999 Sb., o svobodném přístupu k informacím.<text:s/></text:span><text:span text:style-name="T21">Rozhodování o žádostech o poskytnutí informací však není přímo na něm, nýbrž spadá mezi úkoly, které pro veřejného ochránce práv plní jeho kancelář</text:span><text:span text:style-name="T22">.“</text:span></text:p></text:note-body></text:note></text:span>.</text:p>
      <text:p text:style-name="Základnítext"><text:span text:style-name="T23">Kancelář veřejného ochránce práv pak při vyřizování žádosti o informace ze dne 14. února 2019 postupovala podle zákona č. 106/1999 Sb</text:span>. Přitom vzala v úvahu následující okolnosti. Žadatelem byla osoba obeznámená s průběhem šetření ve věci sp. zn. 2392/2017/VOP/JF, neboť se jednalo o osobu, proti které směřovaly stížnosti Vašeho manžela a která se i z toho důvodu účastnila místního šetření vedeného pracovníky Kanceláře veřejného ochránce práv na Ministerstvu průmyslu a obchodu dne 27. listopadu 2017. I proto dospěla Kancelář k závěru, že, v souladu s rozsudkem Nejvyššího správního soudu ze dne 17. prosince 2014,<text:s/><text:soft-page-break/>č. j. 1 As 189/2014-48<text:span text:style-name="Značkapozn.podčarou"><text:note text:note-class="footnote" text:id="_ftn1"><text:note-citation>2</text:note-citation><text:note-body><text:p text:style-name="Textpozn.podčarou"><text:s/>„<text:span text:style-name="T24">Lze tak shrnout, že při poskytování informací podle zákona o svobodném přístupu k informacím mají osoby, jež by mohly být poskytnutím informace dotčeny, práva plynoucí ze základních zásad činnosti správních orgánů (zejm. z § 4 správního řádu). Povinný subjekt jim v souladu se základními zásadami činnosti správních orgánů musí v řízení o žádosti umožnit hájit jejich práva. Při každém poskytování informací by měl nejprve ověřit, zda neexistují osoby, jež by mohly být poskytnutím informace dotčeny na svých právech.<text:s/></text:span><text:span text:style-name="T25">Půjde především o případy, kdy žadatel bude požadovat informace týkající se osobnosti, projevů osobní povahy, soukromí fyzické osoby a jejích osobních údajů</text:span><text:span text:style-name="T26"><text:s/>(§ 8a, § 8b zákona o svobodném přístupu k informacím), resp. informace, jež by mohly mít povahu obchodního tajemství (§ 9 zákona), jako v nyní projednávaném případě.“</text:span></text:p></text:note-body></text:note></text:span>, že v daném případě nejsou poskytovány žádné údaje týkající se<text:s/>osobnosti, projevů osobní povahy, soukromí fyzické osoby a jejích osobních údajů, protože vše se týká postupu při výkonu služby, a to jak u Vašeho manžela, tak u žadatele o informaci, pana N. Jednalo se o údaje, které podle v únoru 2019 účinného ustanovení § 5 odst. 2 písm. f) zákona č. 101/2000 Sb., o ochraně osobních údajů, bylo možno poskytnout i bez souhlasu subjektu údajů<text:span text:style-name="Značkapozn.podčarou"><text:note text:note-class="footnote" text:id="_ftn2"><text:note-citation>3</text:note-citation><text:note-body><text:p text:style-name="Textpozn.podčarou">Ustanovení § 5 odst. 2 písm. f) zákona č. 101/2000 Sb., o ochraně osobních údajů, ve znění účinném 24. 4. 2019:</text:p><text:p text:style-name="Textpozn.podčarou">„ Správce může zpracovávat osobní údaje pouze se souhlasem subjektu údajů. Bez tohoto souhlasu je může zpracovávat, […]</text:p><text:p text:style-name="Textpozn.podčarou">f) pokud poskytuje<text:s/><text:span text:style-name="T27">osobní údaje o veřejně činné osobě, funkcionáři či zaměstnanci veřejné správy, které vypovídají o jeho veřejné anebo úřední činnosti, o jeho funkčním nebo pracovním zařazen</text:span>í,..“</text:p></text:note-body></text:note></text:span>. Pokud byly v rámci poskytnutí informací panu N.<text:s/>předány osobní údaje, jednalo se o osobní údaje, které se týkaly veřejné služby a které mu byly známy z jeho postavení v rámci výkonu služby. Proto Kancelář dospěla k závěru, že v uvedeném případě není nutné kontaktovat Vás a Vašeho manžela jako dotčené osoby v rámci vyřizování žádosti.<text:s/></text:p>
      <text:p text:style-name="Základnítext">Lituji, pokud Vám poskytnutí informací způsobilo nějaké problémy.</text:p>
      <text:p text:style-name="Základnítext">S pozdravem</text:p>
      <text:p text:style-name="Základnítext"/>
      <text:p text:style-name="Základnítext"/>
      <text:p text:style-name="podpis">JUDr. Pavel Pořízek, Ph.D.</text:p>
      <text:p text:style-name="P28"><text:s text:c="11"/>vedoucí Kanceláře veřejného ochránce práv</text:p>
      <text:p text:style-name="P29"/>
      <text:p text:style-name="Normální"/>
      <text:h text:style-name="Nadpis1" text:outline-level="1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5BQ5*</text:span>*KVOPX00A5BQ5*</text:p>
        <text:p text:style-name="P12"><text:span text:style-name="T13">KVOPX00A5BQ5</text:span>KVOPX00A5BQ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10T12:58:00Z</meta:creation-date>
    <dc:date>2020-02-10T13:05:00Z</dc:date>
    <meta:print-date>2020-01-28T08:32:00Z</meta:print-date>
    <meta:template xlink:href="KVOP_dopis%20vedoucího" xlink:type="simple"/>
    <meta:editing-cycles>8</meta:editing-cycles>
    <meta:editing-duration>PT420S</meta:editing-duration>
    <meta:user-defined meta:name="ContentTypeId">0x010100D3A71DC738674B4893D02C4CA0E22FAC</meta:user-defined>
    <meta:document-statistic meta:page-count="2" meta:paragraph-count="5" meta:word-count="419" meta:character-count="2891" meta:row-count="20" meta:non-whitespace-character-count="2477"/>
  </office:meta>
</office:document-meta>
</file>